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10_10-13-33_000.jpg</text:p>
          </table:table-cell>
          <table:table-cell table:style-name="ce14" office:value-type="string">
            <text:p>:m XXX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10_10-13-39_000.jpg</text:p>
          </table:table-cell>
          <table:table-cell table:style-name="ce20" office:value-type="string">
            <text:p>:m XXX</text:p>
          </table:table-cell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10_10-25-43_000.jpg</text:p>
          </table:table-cell>
          <table:table-cell table:style-name="ce15" office:value-type="string">
            <text:p>:m 食べた物　間食 / 味噌スープ</text:p>
          </table:table-cell>
          <table:table-cell table:style-name="ce3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0_12-19-57_000.jpg</text:p>
          </table:table-cell>
          <table:table-cell table:style-name="ce16" office:value-type="string">
            <text:p>:m 食べた物　間食 / 味噌スープ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0_13-26-34_000.jpg</text:p>
          </table:table-cell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0_13-28-45_000.jpg</text:p>
          </table:table-cell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0_13-30-22_000.jpg</text:p>
          </table:table-cell>
          <table:table-cell table:style-name="ce17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0_14-59-44_000.jpg</text:p>
          </table:table-cell>
          <table:table-cell table:style-name="ce17" office:value-type="string">
            <text:p>:m 食べた物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0_16-59-45_000.jpg</text:p>
          </table:table-cell>
          <table:table-cell table:style-name="ce17" office:value-type="string">
            <text:p>:m XXX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0_17-00-17_000.jpg</text:p>
          </table:table-cell>
          <table:table-cell table:style-name="ce17" office:value-type="string">
            <text:p>:m XXX</text:p>
          </table:table-cell>
          <table:table-cell table:style-name="ce16"/>
          <table:table-cell table:style-name="ce3" table:number-columns-repeated="2"/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10_17-25-17_000.jpg</text:p>
          </table:table-cell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10_17-27-17_000.jpg</text:p>
          </table:table-cell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10_17-27-56_000.jpg</text:p>
          </table:table-cell>
          <table:table-cell table:style-name="ce6" table:number-columns-repeated="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10_18-41-25_000.jpg</text:p>
          </table:table-cell>
          <table:table-cell table:style-name="ce6" office:value-type="string">
            <text:p>:m XXX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10_20-36-17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10_21-21-28_000.jpg</text:p>
          </table:table-cell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10_21-21-37_000.jpg</text:p>
          </table:table-cell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6-10_21-24-04_000.jpg</text:p>
          </table:table-cell>
          <table:table-cell table:style-name="ce6" office:value-type="string">
            <text:p>:m 食べた物</text:p>
          </table:table-cell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6-10_21-26-46_000.jpg</text:p>
          </table:table-cell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6-10_22-23-14_000.jpg</text:p>
          </table:table-cell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6-11_04-41-49_000.jpg</text:p>
          </table:table-cell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6-11_04-51-41_000.jpg</text:p>
          </table:table-cell>
          <table:table-cell table:style-name="ce6" office:value-type="string">
            <text:p>:m 食べた物　間食 / 味噌スープ</text:p>
          </table:table-cell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6-11_05-24-58_000.jpg</text:p>
          </table:table-cell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6-11_07-21-37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44-6.839904 E-139-45-34.002685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6-11_07-21-39_000.jpg</text:p>
          </table:table-cell>
          <table:table-cell table:style-name="ce6"/>
          <table:table-cell table:style-name="ce16"/>
          <table:table-cell table:style-name="ce3"/>
          <table:table-cell table:style-name="ce3" office:value-type="string">
            <text:p>N-35-44-6.839904 E-139-45-34.002685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6-11_07-21-58_000.jpg</text:p>
          </table:table-cell>
          <table:table-cell table:style-name="ce20"/>
          <table:table-cell table:style-name="ce17"/>
          <table:table-cell table:style-name="ce3"/>
          <table:table-cell table:style-name="ce3" office:value-type="string">
            <text:p>N-35-44-6.839904 E-139-45-34.05761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6-11_07-22-09_000.jpg</text:p>
          </table:table-cell>
          <table:table-cell table:style-name="ce20"/>
          <table:table-cell table:style-name="ce16"/>
          <table:table-cell table:style-name="ce3"/>
          <table:table-cell table:style-name="ce3" office:value-type="string">
            <text:p>N-35-44-6.826171 E-139-45-34.22241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20-06-11_07-22-18_000.jpg</text:p>
          </table:table-cell>
          <table:table-cell table:style-name="ce6" table:number-columns-repeated="2"/>
          <table:table-cell table:style-name="ce3"/>
          <table:table-cell table:style-name="ce3" office:value-type="string">
            <text:p>N-35-44-6.826171 E-139-45-34.22241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20-06-11_07-22-38_000.jpg</text:p>
          </table:table-cell>
          <table:table-cell table:style-name="ce6"/>
          <table:table-cell table:style-name="ce15"/>
          <table:table-cell table:style-name="ce3"/>
          <table:table-cell table:style-name="ce3" office:value-type="string">
            <text:p>N-35-44-6.812438 E-139-45-33.453369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20-06-11_07-34-28_000.jpg</text:p>
          </table:table-cell>
          <table:table-cell table:style-name="ce6"/>
          <table:table-cell table:style-name="ce16"/>
          <table:table-cell table:style-name="ce3"/>
          <table:table-cell table:style-name="ce3" office:value-type="string">
            <text:p>N-35-44-6.86737 E-139-45-34.38720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20-06-11_20-50-35_000.jpg</text:p>
          </table:table-cell>
          <table:table-cell table:style-name="ce6"/>
          <table:table-cell table:style-name="ce17"/>
          <table:table-cell table:style-name="ce3"/>
          <table:table-cell table:style-name="ce3" office:value-type="string">
            <text:p>N-35-35-28.656005 E-139-34-49.489746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20-06-12_04-10-17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532409 E-139-34-49.324951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20-06-12_04-13-56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83471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20-06-12_04-13-56_001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83471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20-06-12_04-32-57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408813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3" office:value-type="string">
            <text:p>2020-06-12_05-01-39_000.jpg</text:p>
          </table:table-cell>
          <table:table-cell table:style-name="ce6" office:value-type="string">
            <text:p>:m 食べた物　間食 / 味噌スープ</text:p>
          </table:table-cell>
          <table:table-cell table:style-name="ce3" table:number-columns-repeated="2"/>
          <table:table-cell table:style-name="ce3" office:value-type="string">
            <text:p>N-35-35-28.381347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3" office:value-type="string">
            <text:p>2020-06-12_05-35-21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69738 E-139-34-49.489746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3" office:value-type="string">
            <text:p>2020-06-12_13-33-34_000.jpg</text:p>
          </table:table-cell>
          <table:table-cell table:style-name="ce6" office:value-type="string">
            <text:p>:m X-X*X RES / 245 / 『古典場から量子場への道』　高橋康 / p.XX</text:p>
          </table:table-cell>
          <table:table-cell table:style-name="ce24"/>
          <table:table-cell table:style-name="ce3"/>
          <table:table-cell table:style-name="ce3" office:value-type="string">
            <text:p>N-35-44-8.927307 E-139-45-39.111328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3" office:value-type="string">
            <text:p>2020-06-12_13-33-42_000.jpg</text:p>
          </table:table-cell>
          <table:table-cell table:style-name="ce6"/>
          <table:table-cell table:style-name="ce14"/>
          <table:table-cell table:style-name="ce3"/>
          <table:table-cell table:style-name="ce3" office:value-type="string">
            <text:p>N-35-44-8.927307 E-139-45-39.111328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3" office:value-type="string">
            <text:p>2020-06-12_13-33-46_000.jpg</text:p>
          </table:table-cell>
          <table:table-cell table:style-name="ce6" office:value-type="string">
            <text:p>:m X-X*X RES / 245 / 『古典場から量子場への道』　高橋康 / p.XX</text:p>
          </table:table-cell>
          <table:table-cell table:style-name="ce24"/>
          <table:table-cell table:style-name="ce3"/>
          <table:table-cell table:style-name="ce3" office:value-type="string">
            <text:p>N-35-44-8.927307 E-139-45-39.111328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3" office:value-type="string">
            <text:p>2020-06-12_13-33-53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44-8.762512 E-139-45-38.946533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3" office:value-type="string">
            <text:p>2020-06-12_16-36-34_000.jpg</text:p>
          </table:table-cell>
          <table:table-cell table:style-name="ce6" office:value-type="string">
            <text:p>:m XXX</text:p>
          </table:table-cell>
          <table:table-cell table:style-name="ce3" table:number-columns-repeated="2"/>
          <table:table-cell table:style-name="ce3" office:value-type="string">
            <text:p>N-35-35-28.559875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string">
            <text:p>2020-06-12_16-36-49_000.jpg</text:p>
          </table:table-cell>
          <table:table-cell table:style-name="ce6" office:value-type="string">
            <text:p>:m XXX</text:p>
          </table:table-cell>
          <table:table-cell table:style-name="ce3" table:number-columns-repeated="2"/>
          <table:table-cell table:style-name="ce3" office:value-type="string">
            <text:p>N-35-35-28.559875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string">
            <text:p>2020-06-12_16-37-02_000.jpg</text:p>
          </table:table-cell>
          <table:table-cell table:style-name="ce6" office:value-type="string">
            <text:p>:m XXX</text:p>
          </table:table-cell>
          <table:table-cell table:style-name="ce3" table:number-columns-repeated="2"/>
          <table:table-cell table:style-name="ce3" office:value-type="string">
            <text:p>N-35-35-28.49121 E-139-34-49.215087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3" office:value-type="string">
            <text:p>2020-06-12_18-16-05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69738 E-139-34-49.379882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3" office:value-type="string">
            <text:p>2020-06-12_18-16-36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42272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3" office:value-type="string">
            <text:p>2020-06-12_19-23-53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83471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3" office:value-type="string">
            <text:p>2020-06-12_19-24-22_000.jpg</text:p>
          </table:table-cell>
          <table:table-cell table:style-name="ce6" office:value-type="string">
            <text:p>:m music / log / kb / || s.1:XXX || s.2:XXX || s.3:XXX || s.4:XXX || s.5:XXX || s.6:XXX || s.7:XXX</text:p>
          </table:table-cell>
          <table:table-cell table:style-name="ce3" table:number-columns-repeated="2"/>
          <table:table-cell table:style-name="ce3" office:value-type="string">
            <text:p>N-35-35-28.683471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3" office:value-type="string">
            <text:p>2020-06-12_20-55-39_000.jpg</text:p>
          </table:table-cell>
          <table:table-cell table:style-name="ce16" office:value-type="string">
            <text:p>:m 食べた物</text:p>
          </table:table-cell>
          <table:table-cell table:style-name="ce3" table:number-columns-repeated="2"/>
          <table:table-cell table:style-name="ce3" office:value-type="string">
            <text:p>N-35-35-28.683471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3" office:value-type="string">
            <text:p>2020-06-12_23-04-11_000.jpg</text:p>
          </table:table-cell>
          <table:table-cell table:style-name="ce17"/>
          <table:table-cell table:style-name="ce3" table:number-columns-repeated="2"/>
          <table:table-cell table:style-name="ce3" office:value-type="string">
            <text:p>N-35-35-28.0 E-139-34-49.0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3" office:value-type="string">
            <text:p>2020-06-12_23-51-28_000.jpg</text:p>
          </table:table-cell>
          <table:table-cell table:style-name="ce6"/>
          <table:table-cell table:style-name="ce3" table:number-columns-repeated="2"/>
          <table:table-cell table:style-name="ce3" office:value-type="string">
            <text:p>N-35-35-28.697204 E-139-34-49.489746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3" office:value-type="string">
            <text:p>2020-06-13_07-55-48_000.jpg</text:p>
          </table:table-cell>
          <table:table-cell table:style-name="ce23"/>
          <table:table-cell table:style-name="ce24"/>
          <table:table-cell table:style-name="ce3"/>
          <table:table-cell table:style-name="ce3" office:value-type="string">
            <text:p>N-35-35-28.697204 E-139-34-49.489746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3" office:value-type="string">
            <text:p>2020-06-13_08-24-46_000.jpg</text:p>
          </table:table-cell>
          <table:table-cell table:style-name="ce23"/>
          <table:table-cell table:style-name="ce24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3" office:value-type="string">
            <text:p>2020-06-13_08-26-40_000.jpg</text:p>
          </table:table-cell>
          <table:table-cell table:style-name="ce6"/>
          <table:table-cell table:style-name="ce24"/>
          <table:table-cell table:style-name="ce3"/>
          <table:table-cell table:style-name="ce3" office:value-type="string">
            <text:p>N-35-35-28.642272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3" office:value-type="string">
            <text:p>2020-06-13_08-52-04_000.jpg</text:p>
          </table:table-cell>
          <table:table-cell table:style-name="ce6" office:value-type="string">
            <text:p>:m XXX</text:p>
          </table:table-cell>
          <table:table-cell table:style-name="ce24"/>
          <table:table-cell table:style-name="ce3"/>
          <table:table-cell table:style-name="ce3" office:value-type="string">
            <text:p>N-35-35-28.0 E-139-34-49.0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3" office:value-type="string">
            <text:p>2020-06-13_08-53-00_000.jpg</text:p>
          </table:table-cell>
          <table:table-cell table:style-name="ce6" office:value-type="string">
            <text:p>:m 食べた物　間食 / 味噌スープ</text:p>
          </table:table-cell>
          <table:table-cell table:style-name="ce24"/>
          <table:table-cell table:style-name="ce3"/>
          <table:table-cell table:style-name="ce3" office:value-type="string">
            <text:p>N-35-35-28.738403 E-139-34-49.434814</text:p>
          </table:table-cell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10_14-26-22_000.mp4</text:p>
          </table:table-cell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10_18-34-53_000.m4a</text:p>
          </table:table-cell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11_05-21-41_000.m4a</text:p>
          </table:table-cell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12_18-52-25_000.mp4</text:p>
          </table:table-cell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12_19-17-12_000.mp4</text:p>
          </table:table-cell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12_19-21-03_000.mp4</text:p>
          </table:table-cell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12_19-23-50_000.mp4</text:p>
          </table:table-cell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12_23-48-56_000.m4a</text:p>
          </table:table-cell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10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do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3">2020/06/13</text:date>, <text:time>09:25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13T09:25:09.30</dc:date>
    <dc:creator>iwabuchi ken</dc:creator>
    <meta:editing-duration>P21DT23H30M31S</meta:editing-duration>
    <meta:editing-cycles>8516</meta:editing-cycles>
    <meta:document-statistic meta:table-count="1" meta:cell-count="321" meta:object-count="0"/>
  </office:meta>
</office:document-meta>
</file>